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60521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ample:</text:p>
      <text:p text:style-name="Preformatted_20_Text">user&gt; vi myfile.txt</text:p>
      <text:p text:style-name="P1">(vi: open vi editor and edit myfile.txt.) </text:p>
      <text:p text:style-name="P1"><text:span text:style-name="T1"/></text:p>
      <text:p text:style-name="P1"><text:span text:style-name="T1">find: look for a file</text:span></text:p>
      <text:p text:style-name="P1"><text:span text:style-name="T1"/></text:p>
      <text:p text:style-name="P2">Example:</text:p>
      <text:p text:style-name="Preformatted_20_Text">user&gt; find directory –type f –name myfile.txt -print (find: look for a file.</text:p>
      <text:p text:style-name="Preformatted_20_Text">-type f: specify a file</text:p>
      <text:p text:style-name="Preformatted_20_Text">-name: specify a filename</text:p>
      <text:p text:style-name="Preformatted_20_Text">-print: print)</text:p>
      <text:p text:style-name="Preformatted_20_Text">wc: show word count of a file Example:</text:p>
      <text:p text:style-name="Preformatted_20_Text">user&gt; wc myfile.txt</text:p>
      <text:p text:style-name="Preformatted_20_Text">(wc: show word count of myfile.txt.) file: estimate the type of a file Example:</text:p>
      <text:p text:style-name="Preformatted_20_Text">user&gt; file myfile.txt</text:p>
      <text:p text:style-name="Preformatted_20_Text">(file: estimate the type of myfile.txt.) ln: create a link to a file</text:p>
      <text:p text:style-name="Preformatted_20_Text">Example:</text:p>
      <text:p text:style-name="Preformatted_20_Text">user&gt; ln dir1/file1.txt dir2/file2.txt (ln: create a link between file1 and file2) ln s: create a symbolic link between two files Example:</text:p>
      <text:p text:style-name="Preformatted_20_Text">user&gt; ln –s dir1/file1.txt dir2/file2.txt (ln-s: create a symbolic link between file1</text:p>
      <text:p text:style-name="Preformatted_20_Text">and file2) (-s: a symbolic link allows a given file to appear in many places or</text:p>
      <text:p text:style-name="Preformatted_20_Text">under many names at once. For instance, symbolic links can link to directories. )</text:p>
      <text:p text:style-name="Preformatted_20_Text">readlink: show the target of a symbolic link Example:</text:p>
      <text:p text:style-name="Preformatted_20_Text">user&gt; readlink dir2/file2.txt (the output : dir1/file1.txt) lpr: sent a file to</text:p>
      <text:p text:style-name="Preformatted_20_Text">printer</text:p>
      <text:p text:style-name="Preformatted_20_Text">Example:</text:p>
      <text:p text:style-name="Preformatted_20_Text">user&gt; lpr myfile.txt</text:p>
      <text:p text:style-name="Preformatted_20_Text">(lpr: sent myfile.txt to printer.) lpq: display the print queue.</text:p>
      <text:p text:style-name="Preformatted_20_Text">Example:</text:p>
      <text:p text:style-name="Preformatted_20_Text">user&gt; lpq</text:p>
      <text:p text:style-name="Preformatted_20_Text">(lpq: display the print queue.) Summary:</text:p>
      <text:p text:style-name="Preformatted_20_Text">cp: copy a file</text:p>
      <text:p text:style-name="Preformatted_20_Text">mv: move a file</text:p>
      <text:p text:style-name="Preformatted_20_Text">mv: rename a file</text:p>
      <text:p text:style-name="Preformatted_20_Text">rm: remove a file</text:p>
      <text:p text:style-name="Preformatted_20_Text">rm –ri: remove a non-empty directory vi: open vi editor and edit a file find: look</text:p>
      <text:p text:style-name="Preformatted_20_Text">for a file</text:p>
      <text:p text:style-name="Preformatted_20_Text">wc: show word count of a file</text:p>
      <text:p text:style-name="Preformatted_20_Text">file: estimate the type of a file ln: create a link between two files ln -s: create a</text:p>
      <text:p text:style-name="Preformatted_20_Text"/>
      <text:p text:style-name="Preformatted_20_Text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o" fo:country="R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o" fo:country="RO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21T20:24:30.813400414</dc:date>
    <meta:editing-duration>PT2M42S</meta:editing-duration>
    <meta:editing-cycles>1</meta:editing-cycles>
    <meta:document-statistic meta:table-count="0" meta:image-count="0" meta:object-count="0" meta:page-count="2" meta:paragraph-count="36" meta:word-count="252" meta:character-count="1410" meta:non-whitespace-character-count="1193"/>
    <meta:generator>LibreOffice/6.4.7.2$Linux_X86_64 LibreOffice_project/40$Build-2</meta:generator>
  </office:meta>
</office:document-meta>
</file>